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Mono1" svg:font-family="'Ubuntu Mono'"/>
    <style:font-face style:name="Ubuntu Mono" svg:font-family="'Ubuntu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11pt" fo:font-weight="normal" officeooo:paragraph-rsid="001bbfec" style:font-size-asian="11pt" style:font-weight-asian="normal" style:font-size-complex="11pt" style:font-weight-complex="normal"/>
    </style:style>
    <style:style style:name="P2" style:family="paragraph" style:parent-style-name="Standard">
      <style:text-properties style:font-name="Ubuntu Mono" fo:font-size="11pt" fo:font-weight="bold" officeooo:paragraph-rsid="001841a1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style:font-name="Ubuntu Mono" fo:font-size="11pt" fo:font-weight="normal" officeooo:paragraph-rsid="0024d774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style:font-name="Ubuntu Mono" fo:font-size="11pt" fo:font-weight="normal" officeooo:paragraph-rsid="001bbfec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style:font-name="Ubuntu Mono" fo:font-size="11pt" fo:font-weight="normal" officeooo:paragraph-rsid="0021ad47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style:font-name="Ubuntu Mono" fo:font-size="11pt" fo:font-weight="normal" officeooo:paragraph-rsid="002b480c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Ubuntu Mono" fo:font-size="11pt" fo:font-weight="normal" officeooo:paragraph-rsid="002fa6e0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style:font-name="Ubuntu Mono" fo:font-size="11pt" fo:font-weight="bold" officeooo:paragraph-rsid="001bbfec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style:font-name="Ubuntu Mono" fo:font-size="11pt" fo:font-weight="bold" officeooo:paragraph-rsid="0021ad47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style:font-name="Ubuntu Mono" fo:font-size="11pt" fo:font-weight="bold" officeooo:paragraph-rsid="002b480c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left="0.9846in" fo:margin-right="0in" fo:text-indent="0in" style:auto-text-indent="false"/>
      <style:text-properties style:font-name="Ubuntu Mono" fo:font-size="11pt" fo:font-weight="normal" officeooo:paragraph-rsid="001bbfec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left="0.9846in" fo:margin-right="0in" fo:text-indent="0in" style:auto-text-indent="false"/>
      <style:text-properties style:font-name="Ubuntu Mono" fo:font-size="11pt" fo:font-weight="normal" officeooo:paragraph-rsid="001e229a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left="0.9846in" fo:margin-right="0in" fo:text-indent="0in" style:auto-text-indent="false"/>
      <style:text-properties style:font-name="Ubuntu Mono" fo:font-size="11pt" fo:font-weight="normal" officeooo:paragraph-rsid="00226ce6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left="0.9846in" fo:margin-right="0in" fo:text-indent="0in" style:auto-text-indent="false"/>
      <style:text-properties style:font-name="Ubuntu Mono" fo:font-size="11pt" fo:font-weight="normal" officeooo:paragraph-rsid="002462df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left="0.9846in" fo:margin-right="0in" fo:text-indent="0in" style:auto-text-indent="false"/>
      <style:text-properties style:font-name="Ubuntu Mono" fo:font-size="11pt" fo:font-weight="normal" officeooo:paragraph-rsid="002b480c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left="0.9846in" fo:margin-right="0in" fo:text-indent="0in" style:auto-text-indent="false"/>
      <style:text-properties style:font-name="Ubuntu Mono" fo:font-size="11pt" fo:font-weight="normal" officeooo:paragraph-rsid="002d367e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margin-left="0.9846in" fo:margin-right="0in" fo:text-indent="0in" style:auto-text-indent="false"/>
      <style:text-properties style:font-name="Ubuntu Mono" fo:font-size="11pt" fo:font-weight="normal" officeooo:paragraph-rsid="002fa6e0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left="0.9846in" fo:margin-right="0in" fo:text-indent="0in" style:auto-text-indent="false"/>
      <style:text-properties style:font-name="Ubuntu Mono" fo:font-size="11pt" fo:font-weight="bold" officeooo:paragraph-rsid="002462df" style:font-size-asian="11pt" style:font-weight-asian="bold" style:font-size-complex="11pt" style:font-weight-complex="bold"/>
    </style:style>
    <style:style style:name="P19" style:family="paragraph" style:parent-style-name="Standard">
      <style:paragraph-properties fo:margin-left="0.9846in" fo:margin-right="0in" fo:text-indent="0in" style:auto-text-indent="false"/>
      <style:text-properties style:font-name="Ubuntu Mono" fo:font-size="11pt" fo:font-weight="bold" officeooo:paragraph-rsid="002ee85b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left="1.4772in" fo:margin-right="0in" fo:text-indent="0in" style:auto-text-indent="false"/>
      <style:text-properties style:font-name="Ubuntu Mono" fo:font-size="11pt" fo:font-weight="normal" officeooo:paragraph-rsid="001bbfec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left="1.4772in" fo:margin-right="0in" fo:text-indent="0in" style:auto-text-indent="false"/>
      <style:text-properties style:font-name="Ubuntu Mono" fo:font-size="11pt" fo:font-weight="normal" officeooo:paragraph-rsid="001e229a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margin-left="1.4772in" fo:margin-right="0in" fo:text-indent="0in" style:auto-text-indent="false"/>
      <style:text-properties style:font-name="Ubuntu Mono" fo:font-size="11pt" fo:font-weight="normal" officeooo:paragraph-rsid="002462df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margin-left="1.4772in" fo:margin-right="0in" fo:text-indent="0in" style:auto-text-indent="false"/>
      <style:text-properties style:font-name="Ubuntu Mono" fo:font-size="11pt" fo:font-weight="normal" officeooo:paragraph-rsid="002ee85b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margin-left="1.4772in" fo:margin-right="0in" fo:text-indent="0in" style:auto-text-indent="false"/>
      <style:text-properties style:font-name="Ubuntu Mono" fo:font-size="11pt" fo:font-weight="bold" officeooo:paragraph-rsid="0028df67" style:font-size-asian="11pt" style:font-weight-asian="bold" style:font-size-complex="11pt" style:font-weight-complex="bold"/>
    </style:style>
    <style:style style:name="P25" style:family="paragraph" style:parent-style-name="Standard">
      <style:paragraph-properties fo:margin-left="1.4772in" fo:margin-right="0in" fo:text-indent="0in" style:auto-text-indent="false"/>
      <style:text-properties style:font-name="Ubuntu Mono" fo:font-size="11pt" fo:font-weight="bold" officeooo:paragraph-rsid="002a9ae6" style:font-size-asian="11pt" style:font-weight-asian="bold" style:font-size-complex="11pt" style:font-weight-complex="bold"/>
    </style:style>
    <style:style style:name="P26" style:family="paragraph" style:parent-style-name="Standard">
      <style:paragraph-properties fo:margin-left="1.9693in" fo:margin-right="0in" fo:text-indent="0in" style:auto-text-indent="false"/>
      <style:text-properties style:font-name="Ubuntu Mono" fo:font-size="11pt" fo:font-weight="normal" officeooo:paragraph-rsid="0028df67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margin-left="1.9693in" fo:margin-right="0in" fo:text-indent="0in" style:auto-text-indent="false"/>
      <style:text-properties style:font-name="Ubuntu Mono" fo:font-size="11pt" fo:font-weight="normal" officeooo:paragraph-rsid="002a9ae6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margin-left="1.9693in" fo:margin-right="0in" fo:text-indent="0in" style:auto-text-indent="false"/>
      <style:text-properties style:font-name="Ubuntu Mono" fo:font-size="11pt" fo:font-weight="normal" officeooo:paragraph-rsid="002ee85b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left="1.9693in" fo:margin-right="0in" fo:text-indent="0in" style:auto-text-indent="false"/>
      <style:text-properties style:font-name="Ubuntu Mono" fo:font-size="11pt" fo:font-weight="normal" officeooo:paragraph-rsid="002fa6e0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margin-left="2.4618in" fo:margin-right="0in" fo:text-indent="0in" style:auto-text-indent="false"/>
      <style:text-properties style:font-name="Ubuntu Mono" fo:font-size="11pt" fo:font-weight="normal" officeooo:paragraph-rsid="0028df67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margin-left="2.4618in" fo:margin-right="0in" fo:text-indent="0in" style:auto-text-indent="false"/>
      <style:text-properties style:font-name="Ubuntu Mono" fo:font-size="11pt" fo:font-weight="normal" officeooo:paragraph-rsid="002650b1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margin-left="2.4618in" fo:margin-right="0in" fo:text-indent="0in" style:auto-text-indent="false"/>
      <style:text-properties style:font-name="Ubuntu Mono" fo:font-size="11pt" fo:font-weight="normal" officeooo:paragraph-rsid="00270253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margin-left="2.4618in" fo:margin-right="0in" fo:text-indent="0in" style:auto-text-indent="false"/>
      <style:text-properties style:font-name="Ubuntu Mono" fo:font-size="11pt" fo:font-weight="normal" officeooo:paragraph-rsid="002a9ae6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margin-left="2.4618in" fo:margin-right="0in" fo:text-indent="0in" style:auto-text-indent="false"/>
      <style:text-properties style:font-name="Ubuntu Mono" fo:font-size="11pt" fo:font-weight="normal" officeooo:paragraph-rsid="002ee85b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margin-left="2.9543in" fo:margin-right="0in" fo:text-indent="0in" style:auto-text-indent="false"/>
      <style:text-properties style:font-name="Ubuntu Mono" fo:font-size="11pt" fo:font-weight="normal" officeooo:paragraph-rsid="0028df67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margin-left="2.9543in" fo:margin-right="0in" fo:text-indent="0in" style:auto-text-indent="false"/>
      <style:text-properties style:font-name="Ubuntu Mono" fo:font-size="11pt" fo:font-weight="normal" officeooo:paragraph-rsid="002650b1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margin-left="2.9543in" fo:margin-right="0in" fo:text-indent="0in" style:auto-text-indent="false"/>
      <style:text-properties style:font-name="Ubuntu Mono" fo:font-size="11pt" fo:font-weight="normal" officeooo:paragraph-rsid="00270253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margin-left="2.9543in" fo:margin-right="0in" fo:text-indent="0in" style:auto-text-indent="false"/>
      <style:text-properties style:font-name="Ubuntu Mono" fo:font-size="11pt" fo:font-weight="normal" officeooo:paragraph-rsid="002a9ae6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margin-left="2.9543in" fo:margin-right="0in" fo:text-indent="0in" style:auto-text-indent="false"/>
      <style:text-properties style:font-name="Ubuntu Mono" fo:font-size="11pt" fo:font-weight="normal" officeooo:paragraph-rsid="002ee85b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margin-left="3.4465in" fo:margin-right="0in" fo:text-indent="0in" style:auto-text-indent="false"/>
      <style:text-properties style:font-name="Ubuntu Mono" fo:font-size="11pt" fo:font-weight="normal" officeooo:paragraph-rsid="002650b1" style:font-size-asian="11pt" style:font-weight-asian="normal" style:font-size-complex="11pt" style:font-weight-complex="normal"/>
    </style:style>
    <style:style style:name="T1" style:family="text">
      <style:text-properties officeooo:rsid="001654bc"/>
    </style:style>
    <style:style style:name="T2" style:family="text">
      <style:text-properties officeooo:rsid="001841a1"/>
    </style:style>
    <style:style style:name="T3" style:family="text">
      <style:text-properties officeooo:rsid="001bbfec"/>
    </style:style>
    <style:style style:name="T4" style:family="text">
      <style:text-properties style:font-name="Ubuntu Mono1" officeooo:rsid="001bbfec" style:font-name-asian="Ubuntu Mono1" style:font-name-complex="Ubuntu Mono1"/>
    </style:style>
    <style:style style:name="T5" style:family="text">
      <style:text-properties style:font-name="Ubuntu Mono1" officeooo:rsid="002462df" style:font-name-asian="Ubuntu Mono1" style:font-name-complex="Ubuntu Mono1"/>
    </style:style>
    <style:style style:name="T6" style:family="text">
      <style:text-properties style:font-name="Ubuntu Mono1" officeooo:rsid="002650b1" style:font-name-asian="Ubuntu Mono1" style:font-name-complex="Ubuntu Mono1"/>
    </style:style>
    <style:style style:name="T7" style:family="text">
      <style:text-properties style:font-name="Ubuntu Mono1" officeooo:rsid="00270253" style:font-name-asian="Ubuntu Mono1" style:font-name-complex="Ubuntu Mono1"/>
    </style:style>
    <style:style style:name="T8" style:family="text">
      <style:text-properties style:font-name="Ubuntu Mono1" officeooo:rsid="0028df67" style:font-name-asian="Ubuntu Mono1" style:font-name-complex="Ubuntu Mono1"/>
    </style:style>
    <style:style style:name="T9" style:family="text">
      <style:text-properties style:font-name="Ubuntu Mono1" officeooo:rsid="002a9ae6" style:font-name-asian="Ubuntu Mono1" style:font-name-complex="Ubuntu Mono1"/>
    </style:style>
    <style:style style:name="T10" style:family="text">
      <style:text-properties style:font-name="Ubuntu Mono1" officeooo:rsid="002b4739" style:font-name-asian="Ubuntu Mono1" style:font-name-complex="Ubuntu Mono1"/>
    </style:style>
    <style:style style:name="T11" style:family="text">
      <style:text-properties style:font-name="Ubuntu Mono1" officeooo:rsid="001bbfec" style:font-name-asian="DejaVu Sans" style:font-name-complex="Lohit Hindi"/>
    </style:style>
    <style:style style:name="T12" style:family="text">
      <style:text-properties style:font-name="Ubuntu Mono1" officeooo:rsid="001e229a" style:font-name-asian="DejaVu Sans" style:font-name-complex="Lohit Hindi"/>
    </style:style>
    <style:style style:name="T13" style:family="text">
      <style:text-properties style:font-name="Ubuntu Mono1" officeooo:rsid="002ee85b" style:font-name-asian="DejaVu Sans" style:font-name-complex="Lohit Hindi"/>
    </style:style>
    <style:style style:name="T14" style:family="text">
      <style:text-properties style:font-name="Ubuntu Mono1" officeooo:rsid="002fa6e0" style:font-name-asian="DejaVu Sans" style:font-name-complex="Lohit Hindi"/>
    </style:style>
    <style:style style:name="T15" style:family="text">
      <style:text-properties style:font-name="Ubuntu Mono1" officeooo:rsid="0036bab7" style:font-name-asian="DejaVu Sans" style:font-name-complex="Lohit Hindi"/>
    </style:style>
    <style:style style:name="T16" style:family="text">
      <style:text-properties style:font-name="Ubuntu Mono1" fo:font-weight="bold" officeooo:rsid="002462df" style:font-name-asian="Ubuntu Mono1" style:font-weight-asian="bold" style:font-name-complex="Ubuntu Mono1" style:font-weight-complex="bold"/>
    </style:style>
    <style:style style:name="T17" style:family="text">
      <style:text-properties officeooo:rsid="001bbfec" style:font-name-asian="DejaVu Sans" style:font-name-complex="Lohit Hindi"/>
    </style:style>
    <style:style style:name="T18" style:family="text">
      <style:text-properties officeooo:rsid="001ce6a6" style:font-name-asian="DejaVu Sans" style:font-name-complex="Lohit Hindi"/>
    </style:style>
    <style:style style:name="T19" style:family="text">
      <style:text-properties officeooo:rsid="001e229a" style:font-name-asian="DejaVu Sans" style:font-name-complex="Lohit Hindi"/>
    </style:style>
    <style:style style:name="T20" style:family="text">
      <style:text-properties officeooo:rsid="001f5397" style:font-name-asian="DejaVu Sans" style:font-name-complex="Lohit Hindi"/>
    </style:style>
    <style:style style:name="T21" style:family="text">
      <style:text-properties officeooo:rsid="0021ad47"/>
    </style:style>
    <style:style style:name="T22" style:family="text">
      <style:text-properties officeooo:rsid="00226ce6"/>
    </style:style>
    <style:style style:name="T23" style:family="text">
      <style:text-properties officeooo:rsid="002462df"/>
    </style:style>
    <style:style style:name="T24" style:family="text">
      <style:text-properties officeooo:rsid="0024d774"/>
    </style:style>
    <style:style style:name="T25" style:family="text">
      <style:text-properties officeooo:rsid="0028df67"/>
    </style:style>
    <style:style style:name="T26" style:family="text">
      <style:text-properties officeooo:rsid="00293701"/>
    </style:style>
    <style:style style:name="T27" style:family="text">
      <style:text-properties officeooo:rsid="002b480c"/>
    </style:style>
    <style:style style:name="T28" style:family="text">
      <style:text-properties officeooo:rsid="002d367e"/>
    </style:style>
    <style:style style:name="T29" style:family="text">
      <style:text-properties officeooo:rsid="002ee85b"/>
    </style:style>
    <style:style style:name="T30" style:family="text">
      <style:text-properties officeooo:rsid="002fa6e0"/>
    </style:style>
    <style:style style:name="T31" style:family="text">
      <style:text-properties officeooo:rsid="00336ded"/>
    </style:style>
    <style:style style:name="T32" style:family="text">
      <style:text-properties fo:font-weight="bold" officeooo:rsid="001654bc" style:font-weight-asian="bold" style:font-weight-complex="bold"/>
    </style:style>
    <style:style style:name="T33" style:family="text">
      <style:text-properties fo:font-weight="bold" officeooo:rsid="001841a1" style:font-weight-asian="bold" style:font-weight-complex="bold"/>
    </style:style>
    <style:style style:name="T34" style:family="text">
      <style:text-properties fo:font-weight="bold" officeooo:rsid="0028df67" style:font-weight-asian="bold" style:font-weight-complex="bold"/>
    </style:style>
    <style:style style:name="T35" style:family="text">
      <style:text-properties fo:font-weight="bold" officeooo:rsid="0021ad47" style:font-weight-asian="bold" style:font-weight-complex="bold"/>
    </style:style>
    <style:style style:name="T36" style:family="text">
      <style:text-properties fo:font-weight="bold" officeooo:rsid="002462df" style:font-weight-asian="bold" style:font-weight-complex="bold"/>
    </style:style>
    <style:style style:name="T37" style:family="text">
      <style:text-properties fo:font-weight="bold" officeooo:rsid="002b480c" style:font-weight-asian="bold" style:font-weight-complex="bold"/>
    </style:style>
    <style:style style:name="T38" style:family="text">
      <style:text-properties fo:font-weight="bold" officeooo:rsid="002fa6e0" style:font-weight-asian="bold" style:font-weight-complex="bold"/>
    </style:style>
    <style:style style:name="T39" style:family="text">
      <style:text-properties fo:font-style="italic" officeooo:rsid="001841a1" style:font-style-asian="italic" style:font-style-complex="italic"/>
    </style:style>
    <style:style style:name="T40" style:family="text">
      <style:text-properties fo:font-style="italic" officeooo:rsid="002ee85b" style:font-style-asian="italic" style:font-style-complex="italic"/>
    </style:style>
    <style:style style:name="T41" style:family="text">
      <style:text-properties fo:font-style="italic" officeooo:rsid="001bbfec" style:font-style-asian="italic" style:font-style-complex="italic"/>
    </style:style>
    <style:style style:name="T42" style:family="text">
      <style:text-properties fo:font-style="italic" officeooo:rsid="0024d774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2">fun</text:span><text:span text:style-name="T1"> </text:span><text:span text:style-name="T2">algoritmoBCargaPenalizacion (idImagen : </text:span><text:span text:style-name="T39">ent</text:span><text:span text:style-name="T2">, modo : </text:span><text:span text:style-name="T39">tmodo</text:span><text:span text:style-name="T2">, </text:span><text:span text:style-name="T29">copias_objetivo : </text:span><text:span text:style-name="T40">ent</text:span><text:span text:style-name="T29">,</text:span></text:p>
      <text:p text:style-name="P3"><text:span text:style-name="T3">conector : </text:span><text:span text:style-name="T41">conectorBD</text:span><text:span text:style-name="T2">) </text:span><text:span text:style-name="T33">dev</text:span><text:span text:style-name="T2"> </text:span></text:p>
      <text:p text:style-name="P3"><text:span text:style-name="T2">&lt;id</text:span><text:span text:style-name="T25">s</text:span><text:span text:style-name="T2">Servidor</text:span><text:span text:style-name="T26">es</text:span><text:span text:style-name="T2"> : </text:span><text:span text:style-name="T34">lista de</text:span><text:span text:style-name="T25"> </text:span><text:span text:style-name="T39">ent</text:span><text:span text:style-name="T2">, </text:span><text:span text:style-name="T24">copias : </text:span><text:span text:style-name="T42">ent</text:span><text:span text:style-name="T24">,</text:span><text:span text:style-name="T2"> codigoError : </text:span><text:span text:style-name="T39">ent</text:span><text:span text:style-name="T2">&gt;</text:span></text:p>
      <text:p text:style-name="P4"><text:span text:style-name="T2"/></text:p>
      <text:p text:style-name="P8"><text:span text:style-name="T3">casos</text:span></text:p>
      <text:p text:style-name="P4"><text:span text:style-name="T3"><text:tab/></text:span><text:span text:style-name="T4">◊</text:span><text:span text:style-name="T17"> modo = ARRANQUE NORMAL:</text:span></text:p>
      <text:p text:style-name="P20"><text:span text:style-name="T17">servidores := conectorBD.obtenerServidores(idImagen)</text:span></text:p>
      <text:p text:style-name="P11"><text:span text:style-name="T4">◊</text:span><text:span text:style-name="T17"> modo = CREAR O EDITAR IMAGEN:</text:span></text:p>
      <text:p text:style-name="P20"><text:span text:style-name="T17">servidores := conectorBD.obtenerServidores</text:span><text:span text:style-name="T18">Edicion</text:span><text:span text:style-name="T17">(idImagen)</text:span></text:p>
      <text:p text:style-name="P12"><text:span text:style-name="T4">◊</text:span><text:span text:style-name="T17"> modo = </text:span><text:span text:style-name="T19">DESPLEGAR IMAGEN</text:span><text:span text:style-name="T17">:</text:span></text:p>
      <text:p text:style-name="P21"><text:span text:style-name="T17">servidores := conectorBD.obtenerServidores</text:span><text:span text:style-name="T20">Candidatos</text:span><text:span text:style-name="T17">(idImagen)</text:span></text:p>
      <text:p text:style-name="P8"><text:span text:style-name="T3">fcasos</text:span></text:p>
      <text:p text:style-name="P4"><text:span text:style-name="T3"/></text:p>
      <text:p text:style-name="P5"><text:span text:style-name="T21">caracImagen := conectorBD.obtenerCaractFamilia(idImagen)</text:span></text:p>
      <text:p text:style-name="P5"><text:span text:style-name="T21">penalizaciones := lista_vacía()</text:span></text:p>
      <text:p text:style-name="P5"><text:span text:style-name="T21"/></text:p>
      <text:p text:style-name="P5"><text:span text:style-name="T35">para cada </text:span><text:span text:style-name="T21">idServidor </text:span><text:span text:style-name="T35">en</text:span><text:span text:style-name="T21"> servidores </text:span><text:span text:style-name="T35">hacer</text:span></text:p>
      <text:p text:style-name="P13"><text:span text:style-name="T22">estado_servidor := conectorBD.obtenerEstado(idServidor)</text:span></text:p>
      <text:p text:style-name="P14"><text:span text:style-name="T23">penalizacion_cpus := calcularPenalizacionCPUs()</text:span></text:p>
      <text:p text:style-name="P14"><text:span text:style-name="T23">penalizacion_ram := calcularPenalizacionRAM()</text:span></text:p>
      <text:p text:style-name="P14"><text:span text:style-name="T23">penalizacion_alm := calcularPenalizacionAlmacenamiento()</text:span></text:p>
      <text:p text:style-name="P14"><text:span text:style-name="T23">penalizacion_alm_temporal :=</text:span></text:p>
      <text:p text:style-name="P22"><text:span text:style-name="T23">calcularPenalizacionAlmacenamientoTemporal()</text:span></text:p>
      <text:p text:style-name="P14"><text:span text:style-name="T23"/></text:p>
      <text:p text:style-name="P14"><text:span text:style-name="T36">si</text:span><text:span text:style-name="T23"> (penalizacion_cpus </text:span><text:span text:style-name="T5">≤ 1 + exceso_cpus y penalizacion_ram ≤ 1</text:span></text:p>
      <text:p text:style-name="P22"><text:span text:style-name="T5">y penalizacion_alm ≤ 1 y penalizacion_alm_temporal ≤ 1) </text:span><text:span text:style-name="T16">entonces</text:span></text:p>
      <text:p text:style-name="P22"><text:span text:style-name="T5">penalizacion_global := calcularPenalizacionGlobal()</text:span></text:p>
      <text:p text:style-name="P24"><text:span text:style-name="T8">casos</text:span></text:p>
      <text:p text:style-name="P26"><text:span text:style-name="T4">◊</text:span><text:span text:style-name="T11"> modo = </text:span><text:span text:style-name="T12">DESPLEGAR IMAGEN</text:span><text:span text:style-name="T11">:</text:span></text:p>
      <text:p text:style-name="P30"><text:span text:style-name="T6">copias_con_cpus := estadoServidor.numCPUs / </text:span></text:p>
      <text:p text:style-name="P35"><text:span text:style-name="T6">caracImagen.cpus</text:span></text:p>
      <text:p text:style-name="P30"><text:span text:style-name="T6">copias_con_ram := estadoServidor.tamannoRAM / </text:span></text:p>
      <text:p text:style-name="P35"><text:span text:style-name="T6">caracImagen.ram</text:span></text:p>
      <text:p text:style-name="P31"><text:span text:style-name="T6">copias_con_alm_temp := </text:span></text:p>
      <text:p text:style-name="P36"><text:span text:style-name="T6">estadoServidor.espacio_temp_disponible /</text:span></text:p>
      <text:p text:style-name="P40"><text:span text:style-name="T6">caracImagen.espacio_temp <text:s/></text:span></text:p>
      <text:p text:style-name="P32"><text:span text:style-name="T7">copias := mín(copias_con_cpus, copias_con_ram, </text:span></text:p>
      <text:p text:style-name="P37"><text:span text:style-name="T7">copias_con_alm_temp</text:span></text:p>
      <text:p text:style-name="P33"><text:span text:style-name="T8">penalizaciones.annadir(</text:span><text:span text:style-name="T10">crear_tupla</text:span><text:span text:style-name="T9">(idServidor,</text:span></text:p>
      <text:p text:style-name="P38"><text:span text:style-name="T9">penalizacion_global, copias))</text:span></text:p>
      <text:p text:style-name="P27"><text:span text:style-name="T9"><text:s/></text:span><text:span text:style-name="T4">◊</text:span><text:span text:style-name="T11"> modo != </text:span><text:span text:style-name="T12">DESPLEGAR IMAGEN</text:span><text:span text:style-name="T11">:</text:span></text:p>
      <text:p text:style-name="P33"><text:span text:style-name="T8">penalizaciones.annadir(</text:span><text:span text:style-name="T10">crear_tupla</text:span><text:span text:style-name="T9">(idServidor,</text:span></text:p>
      <text:p text:style-name="P38"><text:span text:style-name="T9">penalizacion_global))</text:span></text:p>
      <text:p text:style-name="P25"><text:span text:style-name="T9">fasos</text:span></text:p>
      <text:p text:style-name="P18"><text:span text:style-name="T5">fsi</text:span></text:p>
      <text:p text:style-name="P9"><text:span text:style-name="T21">fpara</text:span></text:p>
      <text:p text:style-name="P5"><text:span text:style-name="T21"/></text:p>
      <text:p text:style-name="P6"><text:span text:style-name="T37">si</text:span><text:span text:style-name="T27"> es_lista_vacía(penalizaciones) </text:span><text:span text:style-name="T37">entonces</text:span></text:p>
      <text:p text:style-name="P15"><text:span text:style-name="T37">devolver</text:span><text:span text:style-name="T27"> (lista_vacía, 0, codigo_error)</text:span></text:p>
      <text:p text:style-name="P10"><text:span text:style-name="T27">si no</text:span></text:p>
      <text:p text:style-name="P16"><text:span text:style-name="T28">ordenar_por_penalizacion_global(penalizaciones)</text:span></text:p>
      <text:p text:style-name="P17"><text:span text:style-name="T13">resultado = lista_vacía ; copias := 0</text:span></text:p>
      <text:p text:style-name="P19"><text:span text:style-name="T29">casos</text:span></text:p>
      <text:p text:style-name="P23"><text:span text:style-name="T4">◊</text:span><text:span text:style-name="T11"> modo = </text:span><text:span text:style-name="T12">DESPLEGAR IMAGEN</text:span><text:span text:style-name="T11">:</text:span></text:p>
      <text:p text:style-name="P28"><text:span text:style-name="T13">mientras copias &lt; copias_objetivo :</text:span></text:p>
      <text:p text:style-name="P34"><text:span text:style-name="T13">añadir_a_lista(resultado, </text:span></text:p>
      <text:p text:style-name="P39"><text:span text:style-name="T13">id_cabeza(penalizaciones)</text:span></text:p>
      <text:p text:style-name="P34"><text:span text:style-name="T13">copias += copias_cabeza(penalizaciones)</text:span></text:p>
      <text:p text:style-name="P34"><text:span text:style-name="T13">quitar_cabeza(penalizaciones)</text:span></text:p>
      <text:p text:style-name="P23"><text:span text:style-name="T4">◊</text:span><text:span text:style-name="T11"> modo != </text:span><text:span text:style-name="T12">DESPLEGAR IMAGEN</text:span><text:span text:style-name="T11">:</text:span></text:p>
      <text:p text:style-name="P29"><text:span text:style-name="T14">resultado = </text:span><text:span text:style-name="T15">lista_unitaria(</text:span><text:span text:style-name="T14">id_cabeza(penalizaciones)</text:span><text:span text:style-name="T15">)</text:span></text:p>
      <text:p text:style-name="P19"><text:span text:style-name="T29">fcasos</text:span></text:p>
      <text:p text:style-name="P10"><text:span text:style-name="T27">fsi</text:span></text:p>
      <text:p text:style-name="P7"><text:span text:style-name="T38">devolver</text:span><text:span text:style-name="T30"> (resultado, </text:span><text:span text:style-name="T31">copias, no_error)</text:span></text:p>
      <text:p text:style-name="P2"><text:span text:style-name="T2">ffu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 Mono1" svg:font-family="'Ubuntu Mono'"/>
    <style:font-face style:name="Ubuntu Mono" svg:font-family="'Ubuntu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02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0T09:43:32</meta:creation-date>
    <meta:generator>LibreOffice/4.0.2.2$Linux_X86_64 LibreOffice_project/400m0$Build-2</meta:generator>
    <dc:date>2013-06-10T10:08:40</dc:date>
    <meta:editing-duration>PT24M21S</meta:editing-duration>
    <meta:editing-cycles>30</meta:editing-cycles>
    <meta:document-statistic meta:table-count="0" meta:image-count="0" meta:object-count="0" meta:page-count="1" meta:paragraph-count="60" meta:word-count="191" meta:character-count="1997" meta:non-whitespace-character-count="1856"/>
  </office:meta>
</office:document-meta>
</file>